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6da3" officeooo:paragraph-rsid="00006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Learning Plan<text:tab/><text:tab/></text:p>
      <text:p text:style-name="P1"/>
      <text:p text:style-name="P1">In my developer kit, the first item I listed a developer should learn is Linux. Hence my plan right now is to learn that much where as a developer I should be comfortable in doing my day to day tasks in Linux, this includes minimal system administration. </text:p>
      <text:p text:style-name="P1"/>
      <text:p text:style-name="P1">When I was searching for content that will cover Linux basics, I found this course “Introduction to Linux” in edx.org. </text:p>
      <text:p text:style-name="P1"/>
      <text:p text:style-name="P1">Course is provided by Linux Foundation</text:p>
      <text:p text:style-name="P1"/>
      <text:p text:style-name="P1">This course suits me well. It has 18 lessons and covers a lot of ground in Linux.</text:p>
      <text:p text:style-name="P1"/>
      <text:p text:style-name="P1">My aim right now is not to become an expert Linux guy, but as I said above, a developer who is cool enough to use linux as per the business requirement. Bluntly put, this course will make me market ready.</text:p>
      <text:p text:style-name="P1"/>
      <text:p text:style-name="P1">So first iteration of my Linux will go on for 18 days. One lesson per day. </text:p>
      <text:p text:style-name="P1"/>
      <text:p text:style-name="P1">I have already completed lesson 1, so 17 days to go.</text:p>
      <text:p text:style-name="P1"/>
      <text:p text:style-name="P1">Right now I do not have any plan what? Post 18 days. But when I complete this course, armed with that knowledge, I will decide where to go in Linux.</text:p>
      <text:p text:style-name="P1"/>
      <text:p text:style-name="P1">So 17 more lessons to go before I say, “I am done” in this task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2:10:24.075281341</meta:creation-date>
    <dc:date>2016-02-27T22:21:02.963518253</dc:date>
    <meta:editing-duration>P0D</meta:editing-duration>
    <meta:editing-cycles>1</meta:editing-cycles>
    <meta:document-statistic meta:table-count="0" meta:image-count="0" meta:object-count="0" meta:page-count="1" meta:paragraph-count="10" meta:word-count="205" meta:character-count="1057" meta:non-whitespace-character-count="856"/>
    <meta:generator>LibreOffice/4.2.8.2$Linux_X86_64 LibreOffice_project/420m0$Build-2</meta:generator>
  </office:meta>
</office:document-meta>
</file>